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997a3"/>
    </style:style>
    <style:style style:name="P2" style:family="paragraph" style:parent-style-name="Standard">
      <style:text-properties officeooo:rsid="000997a3" officeooo:paragraph-rsid="000997a3"/>
    </style:style>
    <style:style style:name="P3" style:family="paragraph" style:parent-style-name="Standard">
      <style:text-properties officeooo:rsid="000997a3" officeooo:paragraph-rsid="00154040"/>
    </style:style>
    <style:style style:name="P4" style:family="paragraph" style:parent-style-name="Standard">
      <style:text-properties officeooo:rsid="000997a3" officeooo:paragraph-rsid="0010f03b"/>
    </style:style>
    <style:style style:name="P5" style:family="paragraph" style:parent-style-name="Standard">
      <style:text-properties officeooo:rsid="000997a3" officeooo:paragraph-rsid="0022adcd"/>
    </style:style>
    <style:style style:name="P6" style:family="paragraph" style:parent-style-name="Standard">
      <style:text-properties officeooo:rsid="000997a3" officeooo:paragraph-rsid="0026bdae"/>
    </style:style>
    <style:style style:name="P7" style:family="paragraph" style:parent-style-name="Standard">
      <style:text-properties officeooo:rsid="000997a3" officeooo:paragraph-rsid="00282293"/>
    </style:style>
    <style:style style:name="P8" style:family="paragraph" style:parent-style-name="Standard">
      <style:text-properties officeooo:rsid="000997a3" officeooo:paragraph-rsid="0029887e"/>
    </style:style>
    <style:style style:name="P9" style:family="paragraph" style:parent-style-name="Standard">
      <style:text-properties officeooo:rsid="000997a3" officeooo:paragraph-rsid="002b518f"/>
    </style:style>
    <style:style style:name="P10" style:family="paragraph" style:parent-style-name="Standard">
      <style:text-properties officeooo:rsid="000a9625" officeooo:paragraph-rsid="000997a3"/>
    </style:style>
    <style:style style:name="P11" style:family="paragraph" style:parent-style-name="Standard">
      <style:text-properties officeooo:rsid="000a9625" officeooo:paragraph-rsid="000d1722"/>
    </style:style>
    <style:style style:name="P12" style:family="paragraph" style:parent-style-name="Standard">
      <style:text-properties officeooo:paragraph-rsid="000d1722"/>
    </style:style>
    <style:style style:name="P13" style:family="paragraph" style:parent-style-name="Standard">
      <style:text-properties officeooo:paragraph-rsid="000d4edb"/>
    </style:style>
    <style:style style:name="P14" style:family="paragraph" style:parent-style-name="Standard">
      <style:text-properties officeooo:paragraph-rsid="000e0625"/>
    </style:style>
    <style:style style:name="P15" style:family="paragraph" style:parent-style-name="Standard">
      <style:text-properties officeooo:paragraph-rsid="000997a3"/>
    </style:style>
    <style:style style:name="P16" style:family="paragraph" style:parent-style-name="Standard">
      <style:text-properties officeooo:paragraph-rsid="0010f03b"/>
    </style:style>
    <style:style style:name="P17" style:family="paragraph" style:parent-style-name="Standard">
      <style:text-properties officeooo:paragraph-rsid="0011ffe2"/>
    </style:style>
    <style:style style:name="P18" style:family="paragraph" style:parent-style-name="Standard">
      <style:text-properties officeooo:paragraph-rsid="0012ece7"/>
    </style:style>
    <style:style style:name="P19" style:family="paragraph" style:parent-style-name="Standard">
      <style:text-properties officeooo:paragraph-rsid="0019dcc1"/>
    </style:style>
    <style:style style:name="P20" style:family="paragraph" style:parent-style-name="Standard">
      <style:text-properties officeooo:paragraph-rsid="0026bdae"/>
    </style:style>
    <style:style style:name="P2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2" style:family="paragraph" style:parent-style-name="Standard">
      <style:paragraph-properties fo:text-align="start" style:justify-single-word="false"/>
      <style:text-properties fo:font-size="9pt" officeooo:paragraph-rsid="00350b65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fo:font-size="10.5pt" style:font-size-asian="10.5pt" style:font-size-complex="10.5pt"/>
    </style:style>
    <style:style style:name="T1" style:family="text">
      <style:text-properties officeooo:rsid="000997a3"/>
    </style:style>
    <style:style style:name="T2" style:family="text">
      <style:text-properties officeooo:rsid="00099d3d"/>
    </style:style>
    <style:style style:name="T3" style:family="text">
      <style:text-properties officeooo:rsid="000a95ce"/>
    </style:style>
    <style:style style:name="T4" style:family="text">
      <style:text-properties officeooo:rsid="000a9625"/>
    </style:style>
    <style:style style:name="T5" style:family="text">
      <style:text-properties officeooo:rsid="000d1722"/>
    </style:style>
    <style:style style:name="T6" style:family="text">
      <style:text-properties officeooo:rsid="000d4edb"/>
    </style:style>
    <style:style style:name="T7" style:family="text">
      <style:text-properties officeooo:rsid="000da88b"/>
    </style:style>
    <style:style style:name="T8" style:family="text">
      <style:text-properties officeooo:rsid="000ffffe"/>
    </style:style>
    <style:style style:name="T9" style:family="text">
      <style:text-properties officeooo:rsid="0010f03b"/>
    </style:style>
    <style:style style:name="T10" style:family="text">
      <style:text-properties officeooo:rsid="0011ffe2"/>
    </style:style>
    <style:style style:name="T11" style:family="text">
      <style:text-properties officeooo:rsid="00128a14"/>
    </style:style>
    <style:style style:name="T12" style:family="text">
      <style:text-properties officeooo:rsid="0012ece7"/>
    </style:style>
    <style:style style:name="T13" style:family="text">
      <style:text-properties officeooo:rsid="00140b80"/>
    </style:style>
    <style:style style:name="T14" style:family="text">
      <style:text-properties officeooo:rsid="00154040"/>
    </style:style>
    <style:style style:name="T15" style:family="text">
      <style:text-properties officeooo:rsid="0016461e"/>
    </style:style>
    <style:style style:name="T16" style:family="text">
      <style:text-properties officeooo:rsid="0018895d"/>
    </style:style>
    <style:style style:name="T17" style:family="text">
      <style:text-properties officeooo:rsid="0018a1ce"/>
    </style:style>
    <style:style style:name="T18" style:family="text">
      <style:text-properties officeooo:rsid="0019dcc1"/>
    </style:style>
    <style:style style:name="T19" style:family="text">
      <style:text-properties officeooo:rsid="001ad4f1"/>
    </style:style>
    <style:style style:name="T20" style:family="text">
      <style:text-properties officeooo:rsid="001b6c54"/>
    </style:style>
    <style:style style:name="T21" style:family="text">
      <style:text-properties officeooo:rsid="001c01b1"/>
    </style:style>
    <style:style style:name="T22" style:family="text">
      <style:text-properties officeooo:rsid="001c2c34"/>
    </style:style>
    <style:style style:name="T23" style:family="text">
      <style:text-properties officeooo:rsid="001cf161"/>
    </style:style>
    <style:style style:name="T24" style:family="text">
      <style:text-properties officeooo:rsid="001ede96"/>
    </style:style>
    <style:style style:name="T25" style:family="text">
      <style:text-properties officeooo:rsid="001f3a87"/>
    </style:style>
    <style:style style:name="T26" style:family="text">
      <style:text-properties officeooo:rsid="0022adcd"/>
    </style:style>
    <style:style style:name="T27" style:family="text">
      <style:text-properties officeooo:rsid="0026bdae"/>
    </style:style>
    <style:style style:name="T28" style:family="text">
      <style:text-properties officeooo:rsid="00282293"/>
    </style:style>
    <style:style style:name="T29" style:family="text">
      <style:text-properties officeooo:rsid="0028be4e"/>
    </style:style>
    <style:style style:name="T30" style:family="text">
      <style:text-properties officeooo:rsid="002a129a"/>
    </style:style>
    <style:style style:name="T31" style:family="text">
      <style:text-properties officeooo:rsid="002b518f"/>
    </style:style>
    <style:style style:name="T32" style:family="text">
      <style:text-properties officeooo:rsid="002d1024"/>
    </style:style>
    <style:style style:name="T33" style:family="text">
      <style:text-properties officeooo:rsid="002e4c90"/>
    </style:style>
    <style:style style:name="T34" style:family="text">
      <style:text-properties officeooo:rsid="003030a3"/>
    </style:style>
    <style:style style:name="T35" style:family="text">
      <style:text-properties officeooo:rsid="0031b01a"/>
    </style:style>
    <style:style style:name="T36" style:family="text">
      <style:text-properties officeooo:rsid="00350b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B<text:span text:style-name="T1">2G编译流水帐</text:span></text:p>
      <text:p text:style-name="P23"><text:span text:style-name="T1">以下编译都是参考官方的编译手册</text:span><text:span text:style-name="T36">：</text:span></text:p>
      <text:p text:style-name="P22"><text:a xlink:type="simple" xlink:href="https://developer.mozilla.org/en-US/docs/Mozilla/Firefox_OS/Building_and_installing_Firefox_OS"><text:span text:style-name="T36">https://developer.mozilla.org/en-US/docs/Mozilla/Firefox_OS/Building_and_installing_Firefox_OS</text:span></text:a></text:p>
      <text:p text:style-name="P22"><text:span text:style-name="T36">英文好的同学可以忽略这个文档啦。</text:span></text:p>
      <text:p text:style-name="P22"><text:span text:style-name="T36"/></text:p>
      <text:p text:style-name="P22"><text:span text:style-name="T36"/></text:p>
      <text:p text:style-name="P2">1.搭建准备环境</text:p>
      <text:p text:style-name="P1"><text:span text:style-name="T1"><text:tab/>操作系统：Ubuntu </text:span><text:span text:style-name="T2">12.04 6</text:span><text:span text:style-name="T3">4bit</text:span></text:p>
      <text:p text:style-name="P1"><text:span text:style-name="T2"><text:s text:c="6"/>硬件条件：内存大于</text:span><text:span text:style-name="T4">4gb，如果不大于4bg需自己增加swap分区使之加起来大于4gb</text:span></text:p>
      <text:p text:style-name="P10"><text:s text:c="6"/></text:p>
      <text:p text:style-name="P10"><text:tab/><text:span text:style-name="T5">安装jdk,打开终端敲入如下命令：</text:span></text:p>
      <text:p text:style-name="P11"><text:span text:style-name="T5"><text:tab/>sudo apt-intstll openjdk-6-jre</text:span></text:p>
      <text:p text:style-name="P11"><text:span text:style-name="T5"><text:tab/></text:span></text:p>
      <text:p text:style-name="P11"><text:span text:style-name="T5"><text:tab/>安装编译器等工具：</text:span></text:p>
      <text:p text:style-name="P12"><text:span text:style-name="T5"><text:tab/>sudo apt-get install autoconf2.13 bison bzip2 ccache curl flex gawk gcc g++ g++-multilib git ia32-libs lib32ncurses5-dev lib32z1-dev libgl1-mesa-dev libx11-dev make zip</text:span></text:p>
      <text:p text:style-name="P12"><text:span text:style-name="T5"/></text:p>
      <text:p text:style-name="P12"><text:span text:style-name="T5"><text:tab/>建立32位的动态库链接：</text:span></text:p>
      <text:p text:style-name="P12"><text:span text:style-name="T5"><text:tab/>sudo ln -s /usr/lib/i386-linux-gnu/libX11.so.6 /usr/lib/i386-linux-gnu/libX11.so</text:span></text:p>
      <text:p text:style-name="P12"><text:span text:style-name="T5"/></text:p>
      <text:p text:style-name="P12"><text:span text:style-name="T5"><text:tab/>sudo ln -s /usr/lib/i386-linux-gnu/mesa/libGL.so.1 /usr/lib/i386-linux-gnu/libGL.so</text:span></text:p>
      <text:p text:style-name="P12"><text:span text:style-name="T5"/></text:p>
      <text:p text:style-name="P12"><text:span text:style-name="T5">安</text:span><text:span text:style-name="T7">装</text:span><text:span text:style-name="T5">yasm：</text:span></text:p>
      <text:p text:style-name="P13"><text:span text:style-name="T5"><text:tab/>s</text:span><text:span text:style-name="T6">udo apt-get install yasm</text:span></text:p>
      <text:p text:style-name="P13"><text:span text:style-name="T6"/></text:p>
      <text:p text:style-name="P14"><text:span text:style-name="T5">到这里就准备好了。接下来可以下载源码了。</text:span></text:p>
      <text:p text:style-name="P13"><text:span text:style-name="T6"/></text:p>
      <text:p text:style-name="P11"><text:span text:style-name="T5"/></text:p>
      <text:p text:style-name="P3">2.下载源码<text:span text:style-name="T14">&amp;</text:span>配置编译</text:p>
      <text:p text:style-name="P2"><text:tab/>从github上面下载b<text:span text:style-name="T8">2g项目：</text:span></text:p>
      <text:p text:style-name="P1"><text:span text:style-name="T8"><text:tab/>git clone git://github.com/mozilla-b2g/B2G.git</text:span></text:p>
      <text:p text:style-name="P1"><text:span text:style-name="T8"><text:tab/></text:span></text:p>
      <text:p text:style-name="P1"><text:span text:style-name="T8"><text:tab/>下载好了之后会有个B2G目录，敲入一下命令进入这个目录：</text:span></text:p>
      <text:p text:style-name="P1"><text:span text:style-name="T8"><text:tab/>cd ./B2G</text:span></text:p>
      <text:p text:style-name="P1"><text:span text:style-name="T8"><text:tab/></text:span></text:p>
      <text:p text:style-name="P1"><text:span text:style-name="T8"><text:tab/>配置你想</text:span><text:span text:style-name="T9">要编译的目标设备，先敲一下命令看下支持那些设备：</text:span></text:p>
      <text:p text:style-name="P1"><text:span text:style-name="T9"><text:tab/>./config.sh</text:span></text:p>
      <text:p text:style-name="P1"><text:span text:style-name="T9"/></text:p>
      <text:p text:style-name="P1"><text:span text:style-name="T9"><text:tab/>得到一下输出结果：</text:span></text:p>
      <text:p text:style-name="P16"><text:tab/><text:span text:style-name="T9">Valid devices to configure are:</text:span></text:p>
      <text:p text:style-name="P16"><text:span text:style-name="T9"><text:tab/>- galaxy-s2</text:span></text:p>
      <text:p text:style-name="P16"><text:span text:style-name="T9"><text:tab/>- galaxy-nexus</text:span></text:p>
      <text:p text:style-name="P16"><text:span text:style-name="T9"><text:tab/>- nexus-s</text:span></text:p>
      <text:p text:style-name="P16"><text:span text:style-name="T9"><text:tab/>- nexus-s-4g</text:span></text:p>
      <text:p text:style-name="P16"><text:span text:style-name="T9"><text:tab/>- otoro</text:span></text:p>
      <text:p text:style-name="P16"><text:span text:style-name="T9"><text:tab/>- unagi</text:span></text:p>
      <text:p text:style-name="P16"><text:span text:style-name="T9"><text:tab/>- inari</text:span></text:p>
      <text:p text:style-name="P16"><text:span text:style-name="T9"><text:tab/>- keon</text:span></text:p>
      <text:p text:style-name="P16"><text:span text:style-name="T9"><text:tab/>- leo</text:span></text:p>
      <text:p text:style-name="P16"><text:soft-page-break/><text:span text:style-name="T9"><text:tab/>- hamachi</text:span></text:p>
      <text:p text:style-name="P16"><text:span text:style-name="T9"><text:tab/>- tara</text:span></text:p>
      <text:p text:style-name="P16"><text:span text:style-name="T9"><text:tab/>- pandaboard</text:span></text:p>
      <text:p text:style-name="P16"><text:span text:style-name="T9"><text:tab/>- emulator</text:span></text:p>
      <text:p text:style-name="P16"><text:span text:style-name="T9"><text:tab/>- emulator-x86</text:span></text:p>
      <text:p text:style-name="P16"><text:span text:style-name="T9"><text:tab/>我选择编译模拟器所以敲入一下命令</text:span><text:span text:style-name="T10">：</text:span></text:p>
      <text:p text:style-name="P17"><text:span text:style-name="T10"><text:tab/>./config.sh emulator</text:span></text:p>
      <text:p text:style-name="P17"><text:span text:style-name="T10"/></text:p>
      <text:p text:style-name="P17"><text:span text:style-name="T10"><text:tab/>这时候要保持网络一直通着因为这一步是去下载真正的源代码</text:span><text:span text:style-name="T11">，前面git 克隆的只是b2g工程的编译环境和一些配置文件。这个过程一般比较长，我好像下了大概半天吧，所以你的硬盘要足够大，至少要有20BG的空闲空间。</text:span></text:p>
      <text:p text:style-name="P17"><text:span text:style-name="T11"/></text:p>
      <text:p text:style-name="P17"><text:span text:style-name="T11"><text:tab/>下好了会有英文提示你运行./</text:span><text:span text:style-name="T12">build.sh 来编译工程，运行一下命令来编译工程：</text:span></text:p>
      <text:p text:style-name="P18"><text:span text:style-name="T12"><text:tab/>./build.sh -j4</text:span></text:p>
      <text:p text:style-name="P18"><text:span text:style-name="T12"><text:tab/>注意，后面的-j4，是代表你要用几个线程来编译，一般跟cpu的个数匹配，我是四核所以我填-j4,如果你不确定直接有多少个核就不要加后面的参数。</text:span></text:p>
      <text:p text:style-name="P18"><text:span text:style-name="T12"/></text:p>
      <text:p text:style-name="P18"><text:span text:style-name="T12"><text:tab/>然后就是漫长的等待过程</text:span><text:span text:style-name="T13">，我编译花费了大概</text:span><text:span text:style-name="T15">3个小时吧。看个人电脑而异</text:span><text:span text:style-name="T16">。</text:span></text:p>
      <text:p text:style-name="P18"><text:span text:style-name="T16"><text:tab/></text:span></text:p>
      <text:p text:style-name="P18"><text:span text:style-name="T16"><text:tab/>编译成功了就可以运行模拟器</text:span><text:span text:style-name="T17">，执行一下命令：</text:span></text:p>
      <text:p text:style-name="P19"><text:span text:style-name="T17"><text:tab/></text:span><text:span text:style-name="T18"> ./run-emulator.sh</text:span></text:p>
      <text:p text:style-name="P19"><text:span text:style-name="T18"><text:tab/>好好玩吧</text:span><text:span text:style-name="T19">。编译有问题可以直接在github上面跟我反馈哦</text:span><text:span text:style-name="T20">，我自己也折腾了两 三天才搞定的。</text:span></text:p>
      <text:p text:style-name="P4"/>
      <text:p text:style-name="P2"><text:span text:style-name="T15">3.</text:span>编译过程遇到的常见问题</text:p>
      <text:p text:style-name="P2"/>
      <text:p text:style-name="P2"><text:tab/><text:span text:style-name="T21">1.</text:span>提示链接不到动态库</text:p>
      <text:p text:style-name="P5"><text:tab/>这个的话一般编译x<text:span text:style-name="T26">86的模拟器会遇到，或者是你没配置 </text:span><text:span text:style-name="T5">libX11.so libGL.so的时候会碰到</text:span><text:span text:style-name="T26">。</text:span></text:p>
      <text:p text:style-name="P5"><text:span text:style-name="T26"/></text:p>
      <text:p text:style-name="P1"><text:span text:style-name="T1"><text:tab/></text:span><text:span text:style-name="T22">2.i686-android-linux-g++: Internal error: Killed (program cc1plus)</text:span></text:p>
      <text:p text:style-name="P1"><text:span text:style-name="T22"><text:tab/>这个是因为内存不够了</text:span><text:span text:style-name="T23">，请确认自己的内存大于4bg，小于的话自己把swap加上去吧。我自己内存是</text:span><text:span text:style-name="T24">3.7BG，前面没开swap，老是报这个错误，浪费了好多天时间哦。后面加个swap分区就好了</text:span><text:span text:style-name="T25">。</text:span></text:p>
      <text:p text:style-name="P2"><text:span text:style-name="T22"/></text:p>
      <text:p text:style-name="P2"><text:span text:style-name="T22"/></text:p>
      <text:p text:style-name="P6"><text:span text:style-name="T27">4.成功的案例：</text:span></text:p>
      <text:p text:style-name="P6"><text:span text:style-name="T27">目前成功编译过的有一下设备：</text:span></text:p>
      <text:p text:style-name="P6"><text:span text:style-name="T27"><text:tab/></text:span><text:span text:style-name="T9">- galaxy-nexus</text:span></text:p>
      <text:p text:style-name="P20"><text:span text:style-name="T9"><text:tab/>- pandaboard</text:span></text:p>
      <text:p text:style-name="P6"><text:span text:style-name="T9"><text:tab/>- emulator</text:span></text:p>
      <text:p text:style-name="P6"><text:span text:style-name="T9">失败的设备</text:span><text:span text:style-name="T28">：</text:span></text:p>
      <text:p text:style-name="P7"><text:span text:style-name="T9"><text:tab/>- emulator-x86</text:span><text:span text:style-name="T28"> （因为官方自己也说支持不好，所以这个大家就不要试了）</text:span></text:p>
      <text:p text:style-name="P7"><text:span text:style-name="T28">有问题欢迎联系我</text:span><text:span text:style-name="T29">：</text:span></text:p>
      <text:p text:style-name="P7"><text:span text:style-name="T29">email：</text:span><text:a xlink:type="simple" xlink:href="mailto:easy2ubuntu@gmail.com"><text:span text:style-name="T29">easy2ubuntu@gmail.com</text:span></text:a></text:p>
      <text:p text:style-name="P8"><text:span text:style-name="T29">github：</text:span><text:a xlink:type="simple" xlink:href="mailto:easy2ubuntu@gmail.com"><text:span text:style-name="T29">easy2ubuntu@gmail.com</text:span></text:a></text:p>
      <text:p text:style-name="P8"><text:span text:style-name="T29">另外这篇文档也上传到我的github库中</text:span><text:span text:style-name="T30">：</text:span></text:p>
      <text:p text:style-name="P9"><text:a xlink:type="simple" xlink:href="https://github.com/easy2ubuntu/building-b2g.git"><text:span text:style-name="T31">https://github.com/easy2ubuntu/building-b2g.git</text:span></text:a></text:p>
      <text:p text:style-name="P9"><text:span text:style-name="T31"/></text:p>
      <text:p text:style-name="P9"><text:span text:style-name="T31">我很想写个编译b</text:span><text:span text:style-name="T32">2g指南的文档，但是感觉用这个格式不好写，谁能知道.md的电子书怎么制作啊</text:span><text:span text:style-name="T33">。教教我</text:span><text:span text:style-name="T34">。我们一起合力写个开源的编译手册吧</text:span><text:span text:style-name="T35">。</text:span></text:p>
      <text:p text:style-name="P6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asy2ubuntu </meta:initial-creator>
    <meta:creation-date>2013-04-09T22:23:18</meta:creation-date>
    <dc:date>2013-04-10T22:14:26</dc:date>
    <dc:creator>easy2ubuntu </dc:creator>
    <meta:editing-duration>PT37M11S</meta:editing-duration>
    <meta:editing-cycles>50</meta:editing-cycles>
    <meta:generator>LibreOffice/3.6$Linux_X86_64 LibreOffice_project/360m1$Build-2</meta:generator>
    <meta:document-statistic meta:table-count="0" meta:image-count="0" meta:object-count="0" meta:page-count="2" meta:paragraph-count="73" meta:word-count="907" meta:character-count="1985" meta:non-whitespace-character-count="1826"/>
  </office:meta>
</office:document-meta>
</file>